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bold" officeooo:rsid="0013948a" officeooo:paragraph-rsid="0013948a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6eb1a" officeooo:paragraph-rsid="0006eb1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9b6c4" officeooo:paragraph-rsid="0009b6c4" style:font-weight-asian="bold" style:font-weight-complex="bold"/>
    </style:style>
    <style:style style:name="P5" style:family="paragraph" style:parent-style-name="Standard">
      <style:text-properties style:font-name="DejaVu Sans" officeooo:rsid="0013948a" officeooo:paragraph-rsid="0013948a"/>
    </style:style>
    <style:style style:name="P6" style:family="paragraph" style:parent-style-name="Standard" style:list-style-name="L1">
      <style:text-properties style:font-name="DejaVu Sans" officeooo:rsid="0013948a" officeooo:paragraph-rsid="0013948a"/>
    </style:style>
    <style:style style:name="P7" style:family="paragraph" style:parent-style-name="Standard" style:list-style-name="L2">
      <style:text-properties style:font-name="DejaVu Sans" officeooo:rsid="0006eb1a" officeooo:paragraph-rsid="0006eb1a"/>
    </style:style>
    <style:style style:name="P8" style:family="paragraph" style:parent-style-name="Standard">
      <style:text-properties style:font-name="DejaVu Sans" officeooo:rsid="0006eb1a" officeooo:paragraph-rsid="0006eb1a"/>
    </style:style>
    <style:style style:name="P9" style:family="paragraph" style:parent-style-name="Standard" style:list-style-name="L3">
      <style:text-properties style:font-name="DejaVu Sans" fo:font-weight="normal" officeooo:rsid="0006eb1a" officeooo:paragraph-rsid="0006eb1a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6eb1a" officeooo:paragraph-rsid="0006eb1a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09b6c4" officeooo:paragraph-rsid="0009b6c4" style:font-weight-asian="normal" style:font-weight-complex="normal"/>
    </style:style>
    <style:style style:name="P12" style:family="paragraph" style:parent-style-name="Standard" style:list-style-name="L1">
      <style:text-properties style:font-name="DejaVu Sans" fo:font-weight="normal" officeooo:rsid="0009b6c4" officeooo:paragraph-rsid="0009b6c4" style:font-weight-asian="normal" style:font-weight-complex="normal"/>
    </style:style>
    <style:style style:name="P13" style:family="paragraph" style:parent-style-name="Standard">
      <style:text-properties style:font-name="DejaVu Sans" officeooo:rsid="0009b6c4" officeooo:paragraph-rsid="0009b6c4"/>
    </style:style>
    <style:style style:name="P14" style:family="paragraph" style:parent-style-name="Header">
      <style:paragraph-properties fo:text-align="end" style:justify-single-word="false"/>
      <style:text-properties style:font-name="DejaVu Sans" fo:font-size="10pt" officeooo:rsid="000ba5a6" officeooo:paragraph-rsid="000ba5a6" style:font-size-asian="10pt" style:font-size-complex="10pt"/>
    </style:style>
    <style:style style:name="T1" style:family="text">
      <style:text-properties officeooo:rsid="0006eb1a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ste Ideen:</text:p>
      <text:p text:style-name="P5">Ein TicTac <text:span text:style-name="T1">(Spielefigur von Sebastian)</text:span> muss verschiedene andere TicTacs Retten und möglichst wenige Leben verlieren.</text:p>
      <text:p text:style-name="P5">Als Ziel müssen evtl. eine gewisse Anzahl TicTacs im Ziel ankommen.</text:p>
      <text:p text:style-name="P5"/>
      <text:p text:style-name="P2"/>
      <text:p text:style-name="P2">Gefahr:</text:p>
      <text:p text:style-name="P5">Von unten wird die Spielewelt geflutet. Dazu wird ein Würfel mit Wassertextur wachsen.</text:p>
      <text:p text:style-name="P5"/>
      <text:p text:style-name="P4">Spieler:</text:p>
      <text:p text:style-name="P11">Der Spieler bewegt sich in der 2D-Ebene in einer 3D-Welt.</text:p>
      <text:p text:style-name="P13"><text:span text:style-name="T2">Links, Rechts, Oben, Unten.</text:span></text:p>
      <text:p text:style-name="P5"/>
      <text:p text:style-name="P2">Ideen für die Level:</text:p>
      <text:list xml:id="list583638252" text:style-name="L1">
        <text:list-item>
          <text:p text:style-name="P6">Schieberätsel</text:p>
        </text:list-item>
        <text:list-item>
          <text:p text:style-name="P6">Irrwege</text:p>
        </text:list-item>
        <text:list-item>
          <text:p text:style-name="P12">Über Ebenen / Treppen … kann auf die nächste Ebene übergegangen werden.</text:p>
        </text:list-item>
      </text:list>
      <text:p text:style-name="P1"/>
      <text:p text:style-name="P3">Unity:</text:p>
      <text:list xml:id="list1095779886" text:style-name="L2">
        <text:list-item>
          <text:p text:style-name="P7">Installieren ProBuilder</text:p>
        </text:list-item>
      </text:list>
      <text:p text:style-name="P8"/>
      <text:p text:style-name="P3">Aufgabenverteilung:</text:p>
      <text:list xml:id="list1353819864" text:style-name="L3">
        <text:list-item>
          <text:p text:style-name="P9">Spielerbewegung Mario</text:p>
        </text:list-item>
        <text:list-item>
          <text:p text:style-name="P9">Leveldesign Sebastian und Jessica</text:p>
        </text:list-item>
        <text:list-item>
          <text:p text:style-name="P9">alle anderen Schlafen noch oder haben keine Lust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size="10pt" officeooo:rsid="000ba5a6" officeooo:paragraph-rsid="000ba5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Stand vom: <text:modification-date style:data-style-name="N36">27.04.2019</text:modification-date><text:s/><text:modification-time style:data-style-name="N40">09:11</text:modification-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8:55:19.913000000</meta:creation-date>
    <dc:date>2019-04-27T09:11:00.649000000</dc:date>
    <meta:editing-duration>PT5M28S</meta:editing-duration>
    <meta:editing-cycles>4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9" meta:word-count="104" meta:character-count="675" meta:non-whitespace-character-count="597"/>
  </office:meta>
</office:document-meta>
</file>